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.134cm" table:align="center" style:writing-mode="lr-tb"/>
    </style:style>
    <style:style style:name="Tabella1.A" style:family="table-column">
      <style:table-column-properties style:column-width="1.93cm"/>
    </style:style>
    <style:style style:name="Tabella1.B" style:family="table-column">
      <style:table-column-properties style:column-width="5.151cm"/>
    </style:style>
    <style:style style:name="Tabella1.C" style:family="table-column">
      <style:table-column-properties style:column-width="5.054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margin-left="1.27cm" fo:margin-right="0cm" fo:line-height="150%" fo:text-align="center" style:justify-single-word="false" fo:text-indent="-1.27cm" style:auto-text-indent="false"/>
      <style:text-properties fo:font-size="19pt" fo:font-weight="bold" style:font-size-asian="19pt" style:font-weight-asian="bold" style:font-weight-complex="bold"/>
    </style:style>
    <style:style style:name="P2" style:family="paragraph" style:parent-style-name="Standard">
      <style:paragraph-properties fo:margin-left="1.27cm" fo:margin-right="0cm" fo:line-height="150%" fo:text-indent="-1.27cm" style:auto-text-indent="false"/>
      <style:text-properties fo:font-size="13pt" style:font-size-asian="13pt"/>
    </style:style>
    <style:style style:name="P3" style:family="paragraph" style:parent-style-name="Standard">
      <style:paragraph-properties fo:margin-left="1.27cm" fo:margin-right="0cm" fo:line-height="150%" fo:text-indent="-1.27cm" style:auto-text-indent="false"/>
    </style:style>
    <style:style style:name="P4" style:family="paragraph" style:parent-style-name="Standard">
      <style:paragraph-properties fo:margin-left="1.27cm" fo:margin-right="0cm" fo:line-height="150%" fo:text-indent="0cm" style:auto-text-indent="false"/>
    </style:style>
    <style:style style:name="P5" style:family="paragraph" style:parent-style-name="Standard">
      <style:paragraph-properties fo:margin-left="1.27cm" fo:margin-right="0cm" fo:line-height="150%" fo:text-indent="-1.27cm" style:auto-text-indent="false" style:snap-to-layout-grid="false"/>
      <style:text-properties fo:font-size="13pt" style:font-size-asian="13pt"/>
    </style:style>
    <style:style style:name="P6" style:family="paragraph" style:parent-style-name="Standard">
      <style:paragraph-properties fo:margin-left="1.27cm" fo:margin-right="0cm" fo:margin-top="0.635cm" fo:margin-bottom="0cm" fo:line-height="150%" fo:text-indent="-1.27cm" style:auto-text-indent="false"/>
    </style:style>
    <style:style style:name="T1" style:family="text">
      <style:text-properties fo:font-size="13pt" style:font-size-asian="13pt"/>
    </style:style>
    <style:style style:name="T2" style:family="text">
      <style:text-properties fo:font-size="13pt" style:text-underline-style="solid" style:text-underline-width="auto" style:text-underline-color="font-color" style:font-size-asian="13pt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fo:font-size="13pt" fo:font-style="italic" style:font-size-asian="13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p text:style-name="P3"><text:span text:style-name="T1">1.<text:tab/></text:span><text:span text:style-name="T2">Aprire</text:span><text:span text:style-name="T1"> la presentazione </text:span><text:span text:style-name="T3">goddard</text:span><text:span text:style-name="T1">.</text:span></text:p>
      <text:p text:style-name="P3"><text:span text:style-name="T1">2.<text:tab/></text:span><text:span text:style-name="T2">Inserire</text:span><text:span text:style-name="T1"> un triangolo isoscele nello schema della diapositiva e routarlo di 45° e colorarlo di giallo.</text:span></text:p>
      <text:p text:style-name="P3"><text:span text:style-name="T1">3.<text:tab/>Prima della terza diapositiva </text:span><text:span text:style-name="T2">inserire</text:span><text:span text:style-name="T1"> una diapositiva “</text:span><text:span text:style-name="T4">Grafico</text:span><text:span text:style-name="T1">”. </text:span></text:p>
      <text:p text:style-name="P4"><text:span text:style-name="T2">Mettere</text:span><text:span text:style-name="T1"> come titolo della diapositiva lo stesso titolo della terza diapositiva. </text:span><text:span text:style-name="T2">Inserire</text:span><text:span text:style-name="T1"> i seguenti dati nel grafico: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>Razzi esplosi a mezz’aria</text:p>
          </table:table-cell>
          <table:table-cell table:style-name="Tabella1.C1" office:value-type="string">
            <text:p text:style-name="P5">Razzi sul tetto del vicino</text:p>
          </table:table-cell>
        </table:table-row>
        <table:table-row table:style-name="Tabella1.1">
          <table:table-cell table:style-name="Tabella1.A2" office:value-type="string">
            <text:p text:style-name="P5">Lunedì</text:p>
          </table:table-cell>
          <table:table-cell table:style-name="Tabella1.A2" office:value-type="string">
            <text:p text:style-name="P5">3</text:p>
          </table:table-cell>
          <table:table-cell table:style-name="Tabella1.C2" office:value-type="string">
            <text:p text:style-name="P5">2</text:p>
          </table:table-cell>
        </table:table-row>
        <table:table-row table:style-name="Tabella1.1">
          <table:table-cell table:style-name="Tabella1.A2" office:value-type="string">
            <text:p text:style-name="P5">Martedì</text:p>
          </table:table-cell>
          <table:table-cell table:style-name="Tabella1.A2" office:value-type="string">
            <text:p text:style-name="P5">1</text:p>
          </table:table-cell>
          <table:table-cell table:style-name="Tabella1.C2" office:value-type="string">
            <text:p text:style-name="P5">4</text:p>
          </table:table-cell>
        </table:table-row>
      </table:table>
      <text:p text:style-name="P6"><text:span text:style-name="T1">4.<text:tab/>In tutte le diapositive </text:span><text:span text:style-name="T2">inserire</text:span><text:span text:style-name="T1"> il </text:span><text:span text:style-name="T3">numero</text:span><text:span text:style-name="T1"> di diapositiva.</text:span></text:p>
      <text:p text:style-name="P3"><text:span text:style-name="T1">5.<text:tab/></text:span><text:span text:style-name="T2">Applicare</text:span><text:span text:style-name="T1"> il modello struttura “</text:span><text:span text:style-name="T4">Proiettile</text:span><text:span text:style-name="T1">”.</text:span></text:p>
      <text:p text:style-name="P3"><text:span text:style-name="T1">6.<text:tab/></text:span><text:span text:style-name="T2">Aggiungere</text:span><text:span text:style-name="T1"> un effetto di transizione tra la terza e la quarta diapositiva.</text:span></text:p>
      <text:p text:style-name="P3"><text:span text:style-name="T1">7.<text:tab/></text:span><text:span text:style-name="T2">Duplicare</text:span><text:span text:style-name="T1"> la diapositiva titolo in fondo alla presentazione.</text:span></text:p>
      <text:p text:style-name="P3"><text:span text:style-name="T1">8.<text:tab/>Nella quarta diapositiva </text:span><text:span text:style-name="T2">aggiungere</text:span><text:span text:style-name="T1"> un’animazione per il testo.</text:span></text:p>
      <text:p text:style-name="P3"><text:span text:style-name="T1">9.<text:tab/></text:span><text:span text:style-name="T2">Salvare</text:span><text:span text:style-name="T1"> la presentazione e chiudere il program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TEST:</dc:title>
    <meta:initial-creator>caresia</meta:initial-creator>
    <meta:creation-date>2006-07-20T01:49:00</meta:creation-date>
    <dc:creator>Marco</dc:creator>
    <dc:date>2006-07-20T01:49:00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119" meta:character-count="770"/>
  </office:meta>
</office:document-meta>
</file>